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0F0000000E6B40C872.png"/>
  <manifest:file-entry manifest:media-type="image/png" manifest:full-path="Pictures/10000201000000100000001053F0071A.png"/>
  <manifest:file-entry manifest:media-type="image/png" manifest:full-path="Pictures/1000020100000012000000104F3563F5.png"/>
  <manifest:file-entry manifest:media-type="image/png" manifest:full-path="Pictures/100002010000001700000010EF6A03E4.png"/>
  <manifest:file-entry manifest:media-type="image/png" manifest:full-path="Pictures/100002010000001000000010515F11F8.png"/>
  <manifest:file-entry manifest:media-type="image/png" manifest:full-path="Pictures/10000201000000120000001362C409D6.png"/>
  <manifest:file-entry manifest:media-type="image/png" manifest:full-path="Pictures/10000201000000100000001157677AF0.png"/>
  <manifest:file-entry manifest:media-type="image/png" manifest:full-path="Pictures/10000201000000130000001327423C1E.png"/>
  <manifest:file-entry manifest:media-type="image/png" manifest:full-path="Pictures/100002010000000E0000000E1F5A924A.png"/>
  <manifest:file-entry manifest:media-type="image/png" manifest:full-path="Pictures/100002010000001200000012553EED79.png"/>
  <manifest:file-entry manifest:media-type="image/png" manifest:full-path="Pictures/10000201000000100000000D3E9B6198.png"/>
  <manifest:file-entry manifest:media-type="image/png" manifest:full-path="Pictures/1000020100000010000000109652E7C8.png"/>
  <manifest:file-entry manifest:media-type="image/png" manifest:full-path="Pictures/100002010000000F0000000D81CE6221.png"/>
  <manifest:file-entry manifest:media-type="image/png" manifest:full-path="Pictures/1000020100000010000000109B48CD3E.png"/>
  <manifest:file-entry manifest:media-type="image/png" manifest:full-path="Pictures/100002010000000F0000000D969692E3.png"/>
  <manifest:file-entry manifest:media-type="image/png" manifest:full-path="Pictures/1000020100000010000000109AD3F33C.png"/>
  <manifest:file-entry manifest:media-type="image/png" manifest:full-path="Pictures/10000201000000100000000D2C0C8D3C.png"/>
  <manifest:file-entry manifest:media-type="image/png" manifest:full-path="Pictures/100002010000001000000010B27332BC.png"/>
  <manifest:file-entry manifest:media-type="image/png" manifest:full-path="Pictures/100002010000001000000010673801AA.png"/>
  <manifest:file-entry manifest:media-type="image/png" manifest:full-path="Pictures/100002010000001000000010A1F4E007.png"/>
  <manifest:file-entry manifest:media-type="image/png" manifest:full-path="Pictures/10000201000000100000001094A41907.png"/>
  <manifest:file-entry manifest:media-type="image/png" manifest:full-path="Pictures/100002010000000E0000000E84E12D12.png"/>
  <manifest:file-entry manifest:media-type="image/png" manifest:full-path="Pictures/100002010000001000000010D5AFAA3C.png"/>
  <manifest:file-entry manifest:media-type="image/png" manifest:full-path="Pictures/100002010000001200000010F5728B8A.png"/>
  <manifest:file-entry manifest:media-type="image/png" manifest:full-path="Pictures/10000201000000120000000C1763F8E6.png"/>
  <manifest:file-entry manifest:media-type="image/png" manifest:full-path="Pictures/10000201000000100000001045013018.png"/>
  <manifest:file-entry manifest:media-type="image/png" manifest:full-path="Pictures/10000201000000100000001063164E06.png"/>
  <manifest:file-entry manifest:media-type="image/png" manifest:full-path="Pictures/100002010000001000000010AE2715AE.png"/>
  <manifest:file-entry manifest:media-type="image/png" manifest:full-path="Pictures/100002010000001000000010E268EF29.png"/>
  <manifest:file-entry manifest:media-type="image/png" manifest:full-path="Pictures/10000201000000110000000ED4256B8C.png"/>
  <manifest:file-entry manifest:media-type="image/png" manifest:full-path="Pictures/1000020100000010000000108AC859A1.png"/>
  <manifest:file-entry manifest:media-type="image/png" manifest:full-path="Pictures/1000020100000010000000109F781511.png"/>
  <manifest:file-entry manifest:media-type="image/png" manifest:full-path="Pictures/10000201000000100000000F621ABEA9.png"/>
  <manifest:file-entry manifest:media-type="image/png" manifest:full-path="Pictures/100002010000001000000010A3069F5E.png"/>
  <manifest:file-entry manifest:media-type="image/png" manifest:full-path="Pictures/100002010000001000000010BC6F0D83.png"/>
  <manifest:file-entry manifest:media-type="image/png" manifest:full-path="Pictures/100002010000001200000012D7D971E9.png"/>
  <manifest:file-entry manifest:media-type="image/png" manifest:full-path="Pictures/1000020100000016000000136AEE0285.png"/>
  <manifest:file-entry manifest:media-type="image/png" manifest:full-path="Pictures/10000201000000100000001036636B6F.png"/>
  <manifest:file-entry manifest:media-type="image/png" manifest:full-path="Pictures/100002010000001000000010DAA94ED8.png"/>
  <manifest:file-entry manifest:media-type="image/png" manifest:full-path="Pictures/1000020100000010000000102D8C2E54.png"/>
  <manifest:file-entry manifest:media-type="image/png" manifest:full-path="Pictures/10000201000000110000000F9C32A322.png"/>
  <manifest:file-entry manifest:media-type="image/png" manifest:full-path="Pictures/100002010000001000000010FE5D726C.png"/>
  <manifest:file-entry manifest:media-type="image/png" manifest:full-path="Pictures/10000201000000120000001273BE32C4.png"/>
  <manifest:file-entry manifest:media-type="image/png" manifest:full-path="Pictures/1000020100000012000000108B235278.png"/>
  <manifest:file-entry manifest:media-type="image/png" manifest:full-path="Pictures/10000201000000100000000EBF3EB16A.png"/>
  <manifest:file-entry manifest:media-type="image/png" manifest:full-path="Pictures/100002010000001000000010193A0F3D.png"/>
  <manifest:file-entry manifest:media-type="image/png" manifest:full-path="Pictures/100002010000001600000013C3E7C62B.png"/>
  <manifest:file-entry manifest:media-type="image/png" manifest:full-path="Pictures/100002010000001000000010B8F4D242.png"/>
  <manifest:file-entry manifest:media-type="image/png" manifest:full-path="Pictures/10000201000000120000001100D46CF9.png"/>
  <manifest:file-entry manifest:media-type="image/png" manifest:full-path="Pictures/100002010000001100000011455A3621.png"/>
  <manifest:file-entry manifest:media-type="image/png" manifest:full-path="Pictures/10000201000000100000001074F71B8D.png"/>
  <manifest:file-entry manifest:media-type="image/png" manifest:full-path="Pictures/100002010000001000000010BC16E9A1.png"/>
  <manifest:file-entry manifest:media-type="image/png" manifest:full-path="Pictures/100002010000001000000010A12EA47F.png"/>
  <manifest:file-entry manifest:media-type="image/png" manifest:full-path="Pictures/100002010000001000000010EF5EBDFF.png"/>
  <manifest:file-entry manifest:media-type="image/png" manifest:full-path="Pictures/10000201000000100000001046E2E6DB.png"/>
  <manifest:file-entry manifest:media-type="image/png" manifest:full-path="Pictures/100002010000001000000010CB23C606.png"/>
  <manifest:file-entry manifest:media-type="image/png" manifest:full-path="Pictures/10000201000000100000001089D3EF06.png"/>
  <manifest:file-entry manifest:media-type="image/png" manifest:full-path="Pictures/10000201000000100000001014644CFE.png"/>
  <manifest:file-entry manifest:media-type="image/png" manifest:full-path="Pictures/1000020100000010000000108B930972.png"/>
  <manifest:file-entry manifest:media-type="image/gif" manifest:full-path="Pictures/1000020000000010000000101743B2B0.gif"/>
  <manifest:file-entry manifest:media-type="image/png" manifest:full-path="Pictures/100002010000001500000013C738A6BF.png"/>
  <manifest:file-entry manifest:media-type="image/png" manifest:full-path="Pictures/1000020100000011000000127A92E0F8.png"/>
  <manifest:file-entry manifest:media-type="image/png" manifest:full-path="Pictures/1000020100000011000000126122C4C8.png"/>
  <manifest:file-entry manifest:media-type="image/png" manifest:full-path="Pictures/10000201000000100000000DDC85C55E.png"/>
  <manifest:file-entry manifest:media-type="image/png" manifest:full-path="Pictures/10000201000000100000001078823DC2.png"/>
  <manifest:file-entry manifest:media-type="image/png" manifest:full-path="Pictures/10000201000000100000001019F9FD73.png"/>
  <manifest:file-entry manifest:media-type="image/png" manifest:full-path="Pictures/100002010000001000000010AB4560CD.png"/>
  <manifest:file-entry manifest:media-type="image/png" manifest:full-path="Pictures/100002010000001400000011D03B6050.png"/>
  <manifest:file-entry manifest:media-type="image/png" manifest:full-path="Pictures/1000020100000010000000105FAD6226.png"/>
  <manifest:file-entry manifest:media-type="image/png" manifest:full-path="Pictures/10000201000000110000001186CDEEEB.png"/>
  <manifest:file-entry manifest:media-type="image/png" manifest:full-path="Pictures/10000201000000100000001076B18DD2.png"/>
  <manifest:file-entry manifest:media-type="image/png" manifest:full-path="Pictures/100002010000001000000010E41F3D49.png"/>
  <manifest:file-entry manifest:media-type="image/png" manifest:full-path="Pictures/10000201000000100000001069639321.png"/>
  <manifest:file-entry manifest:media-type="image/png" manifest:full-path="Pictures/1000020100000010000000109961F70E.png"/>
  <manifest:file-entry manifest:media-type="image/png" manifest:full-path="Pictures/1000020100000010000000100927AB67.png"/>
  <manifest:file-entry manifest:media-type="image/png" manifest:full-path="Pictures/1000020100000010000000105CCFAFB1.png"/>
  <manifest:file-entry manifest:media-type="image/png" manifest:full-path="Pictures/100002010000001000000010972C5C36.png"/>
  <manifest:file-entry manifest:media-type="image/png" manifest:full-path="Pictures/100002010000001000000010312DB41E.png"/>
  <manifest:file-entry manifest:media-type="image/png" manifest:full-path="Pictures/1000020100000012000000117815E807.png"/>
  <manifest:file-entry manifest:media-type="image/png" manifest:full-path="Pictures/100002010000001000000010BB07D553.png"/>
  <manifest:file-entry manifest:media-type="image/png" manifest:full-path="Pictures/100002010000001000000010B16254D5.png"/>
  <manifest:file-entry manifest:media-type="image/png" manifest:full-path="Pictures/100002010000001000000010E96E1805.png"/>
  <manifest:file-entry manifest:media-type="image/png" manifest:full-path="Pictures/1000020100000010000000106CC24B41.png"/>
  <manifest:file-entry manifest:media-type="image/png" manifest:full-path="Pictures/100002010000001000000010CE543DF4.png"/>
  <manifest:file-entry manifest:media-type="image/png" manifest:full-path="Pictures/100002010000000E000000116E2CE0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1" fo:font-size="9pt" style:font-size-asian="9pt" style:font-size-complex="9pt"/>
    </style:style>
    <style:style style:name="P2" style:family="paragraph" style:parent-style-name="Preformatted_20_Text">
      <style:text-properties style:font-name="Calibri1" fo:font-size="9pt" fo:background-color="transparent" style:font-size-asian="9pt" style:font-size-complex="9pt"/>
    </style:style>
    <style:style style:name="P3" style:family="paragraph" style:parent-style-name="Preformatted_20_Text">
      <style:text-properties style:font-name="Calibri1" fo:font-size="11pt" style:font-size-asian="11pt" style:font-size-complex="11pt"/>
    </style:style>
    <style:style style:name="P4" style:family="paragraph" style:parent-style-name="Preformatted_20_Text">
      <style:text-properties style:font-name="Calibri1" fo:font-size="10.5pt" style:font-size-asian="10.5pt" style:font-size-complex="10.5pt"/>
    </style:style>
    <style:style style:name="P5" style:family="paragraph" style:parent-style-name="Preformatted_20_Text">
      <style:text-properties style:font-name="Calibri1" fo:font-size="9pt" style:font-size-asian="9pt" style:font-size-complex="9pt"/>
    </style:style>
    <style:style style:name="P6" style:family="paragraph" style:parent-style-name="Preformatted_20_Text" style:list-style-name="L1">
      <style:text-properties style:font-name="Calibri1" fo:font-size="9pt" style:font-size-asian="9pt" style:font-size-complex="9pt"/>
    </style:style>
    <style:style style:name="P7" style:family="paragraph" style:parent-style-name="Preformatted_20_Text" style:list-style-name="L2">
      <style:text-properties style:font-name="Calibri1" fo:font-size="9pt" style:font-size-asian="9pt" style:font-size-complex="9pt"/>
    </style:style>
    <style:style style:name="P8" style:family="paragraph" style:parent-style-name="Preformatted_20_Text" style:list-style-name="L7">
      <style:text-properties style:font-name="Calibri1" fo:font-size="9pt" style:font-size-asian="9pt" style:font-size-complex="9pt"/>
    </style:style>
    <style:style style:name="P9" style:family="paragraph" style:parent-style-name="Preformatted_20_Text">
      <style:text-properties style:font-name="Calibri1" fo:font-size="9pt" fo:background-color="transparent" style:font-size-asian="9pt" style:font-size-complex="9pt"/>
    </style:style>
    <style:style style:name="P10" style:family="paragraph" style:parent-style-name="Preformatted_20_Text" style:list-style-name="L2">
      <style:text-properties style:font-name="Calibri1" fo:font-size="9pt" fo:background-color="transparent" style:font-size-asian="9pt" style:font-size-complex="9pt"/>
    </style:style>
    <style:style style:name="P11" style:family="paragraph" style:parent-style-name="Preformatted_20_Text" style:list-style-name="L4">
      <style:text-properties style:font-name="Calibri1" fo:font-size="9pt" fo:background-color="transparent" style:font-size-asian="9pt" style:font-size-complex="9pt"/>
    </style:style>
    <style:style style:name="P12" style:family="paragraph" style:parent-style-name="Preformatted_20_Text" style:list-style-name="L1">
      <style:text-properties style:font-name="Calibri1" fo:font-size="9pt" fo:background-color="transparent" style:font-size-asian="9pt" style:font-size-complex="9pt"/>
    </style:style>
    <style:style style:name="P13" style:family="paragraph" style:parent-style-name="Preformatted_20_Text" style:list-style-name="L5">
      <style:text-properties style:font-name="Calibri1" fo:font-size="9pt" fo:background-color="transparent" style:font-size-asian="9pt" style:font-size-complex="9pt"/>
    </style:style>
    <style:style style:name="P14" style:family="paragraph" style:parent-style-name="Preformatted_20_Text" style:list-style-name="L1">
      <style:text-properties style:font-name="Calibri1" fo:font-size="9pt" fo:background-color="#ffff00" style:font-size-asian="9pt" style:font-size-complex="9pt"/>
    </style:style>
    <style:style style:name="P15" style:family="paragraph" style:parent-style-name="Preformatted_20_Text" style:list-style-name="L5">
      <style:text-properties style:font-name="Calibri1" fo:font-size="9pt" fo:background-color="#ffff00" style:font-size-asian="9pt" style:font-size-complex="9pt"/>
    </style:style>
    <style:style style:name="P16" style:family="paragraph" style:parent-style-name="Preformatted_20_Text" style:list-style-name="L1">
      <style:text-properties style:font-name="Calibri1"/>
    </style:style>
    <style:style style:name="P17" style:family="paragraph" style:parent-style-name="Preformatted_20_Text" style:list-style-name="L1">
      <style:text-properties style:font-name="Calibri1" fo:background-color="#ffff00"/>
    </style:style>
    <style:style style:name="P18" style:family="paragraph" style:parent-style-name="Preformatted_20_Text" style:list-style-name="L2">
      <style:text-properties style:font-name="Calibri1" fo:background-color="#ffff00"/>
    </style:style>
    <style:style style:name="P19" style:family="paragraph" style:parent-style-name="Preformatted_20_Text" style:list-style-name="L2">
      <style:text-properties style:font-name="Calibri1"/>
    </style:style>
    <style:style style:name="P20" style:family="paragraph" style:parent-style-name="Preformatted_20_Text" style:list-style-name="L2">
      <style:text-properties style:font-name="Calibri1" fo:background-color="transparent"/>
    </style:style>
    <style:style style:name="P21" style:family="paragraph" style:parent-style-name="Preformatted_20_Text" style:list-style-name="L1">
      <style:text-properties style:font-name="Calibri1" fo:background-color="transparent"/>
    </style:style>
    <style:style style:name="P22" style:family="paragraph" style:parent-style-name="Preformatted_20_Text" style:list-style-name="L5">
      <style:text-properties style:font-name="Calibri1" fo:background-color="transparent"/>
    </style:style>
    <style:style style:name="P23" style:family="paragraph" style:parent-style-name="Preformatted_20_Text">
      <style:text-properties style:font-name="Calibri1" fo:font-size="11pt" style:font-size-asian="11pt" style:font-size-complex="11pt"/>
    </style:style>
    <style:style style:name="P24" style:family="paragraph" style:parent-style-name="Preformatted_20_Text" style:list-style-name="L5">
      <style:text-properties style:font-name="Calibri1"/>
    </style:style>
    <style:style style:name="P25" style:family="paragraph" style:parent-style-name="Preformatted_20_Text" style:list-style-name="L3"/>
    <style:style style:name="P26" style:family="paragraph" style:parent-style-name="Preformatted_20_Text" style:list-style-name="L3">
      <style:text-properties fo:background-color="transparent"/>
    </style:style>
    <style:style style:name="P27" style:family="paragraph" style:parent-style-name="Preformatted_20_Text" style:list-style-name="L4">
      <style:text-properties fo:background-color="transparent"/>
    </style:style>
    <style:style style:name="P28" style:family="paragraph" style:parent-style-name="Preformatted_20_Text" style:list-style-name="L4"/>
    <style:style style:name="P29" style:family="paragraph" style:parent-style-name="Preformatted_20_Text" style:list-style-name="L6"/>
    <style:style style:name="P30" style:family="paragraph" style:parent-style-name="Preformatted_20_Text" style:list-style-name="L7"/>
    <style:style style:name="P31" style:family="paragraph" style:parent-style-name="Preformatted_20_Text" style:list-style-name="L8"/>
    <style:style style:name="P32" style:family="paragraph" style:parent-style-name="Preformatted_20_Text" style:list-style-name="L2">
      <style:paragraph-properties fo:background-color="#ffffff">
        <style:background-image/>
      </style:paragraph-properties>
      <style:text-properties style:font-name="Calibri1" fo:background-color="transparent"/>
    </style:style>
    <style:style style:name="P33" style:family="paragraph" style:parent-style-name="Preformatted_20_Text" style:list-style-name="L1">
      <style:paragraph-properties fo:background-color="transparent">
        <style:background-image/>
      </style:paragraph-properties>
      <style:text-properties style:font-name="Calibri1" fo:font-size="9pt" fo:background-color="transparent" style:font-size-asian="9pt" style:font-size-complex="9pt"/>
    </style:style>
    <style:style style:name="T1" style:family="text">
      <style:text-properties style:font-name="Calibri1" fo:font-size="9pt" style:font-size-asian="9pt"/>
    </style:style>
    <style:style style:name="T2" style:family="text">
      <style:text-properties style:font-name="Calibri1" fo:font-size="9pt" style:font-size-asian="9pt" style:font-size-complex="9pt"/>
    </style:style>
    <style:style style:name="T3" style:family="text">
      <style:text-properties style:font-name="Calibri1" fo:font-size="9pt" fo:background-color="transparent" style:font-size-asian="9pt" style:font-size-complex="9pt"/>
    </style:style>
    <style:style style:name="T4" style:family="text">
      <style:text-properties style:font-name="Calibri1" fo:font-size="9pt" style:font-size-complex="9pt"/>
    </style:style>
    <style:style style:name="T5" style:family="text">
      <style:text-properties fo:background-color="transparent"/>
    </style:style>
    <style:style style:name="T6" style:family="text">
      <style:text-properties fo:background-color="transparen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background-color="transparen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3">Kartennavigation/Ansicht</text:p>
        <text:list xml:id="list35390209" text:style-name="L1">
          <text:list-item>
            <text:p text:style-name="P6"><draw:frame draw:style-name="fr1" draw:name="Grafik15" text:anchor-type="as-char" svg:width="0.42cm" svg:height="0.42cm" draw:z-index="25"><draw:image xlink:href="Pictures/10000201000000120000001273BE32C4.png" xlink:type="simple" xlink:show="embed" xlink:actuate="onLoad"/></draw:frame> Verschieben </text:p>
          </text:list-item>
          <text:list-item>
            <text:p text:style-name="P16"><draw:frame draw:style-name="fr2" draw:name="Grafik5" text:anchor-type="as-char" svg:y="-0.492cm" svg:width="0.423cm" svg:height="0.423cm" draw:z-index="0"><draw:image xlink:href="Pictures/1000020100000010000000109961F70E.png" xlink:type="simple" xlink:show="embed" xlink:actuate="onLoad"/></draw:frame> <text:s/>Vergrößern<text:span text:style-name="T7"> </text:span></text:p>
          </text:list-item>
          <text:list-item>
            <text:p text:style-name="P16"><draw:frame draw:style-name="fr3" draw:name="Grafik6" text:anchor-type="as-char" svg:y="-0.436cm" svg:width="0.423cm" svg:height="0.423cm" draw:z-index="1"><draw:image xlink:href="Pictures/1000020100000010000000102D8C2E54.png" xlink:type="simple" xlink:show="embed" xlink:actuate="onLoad"/></draw:frame> <text:s/><text:span text:style-name="T7">Verkleinern</text:span></text:p>
          </text:list-item>
          <text:list-item>
            <text:p text:style-name="P16"><draw:frame draw:style-name="fr3" draw:name="Grafik7" text:anchor-type="as-char" svg:y="-0.46cm" svg:width="0.423cm" svg:height="0.423cm" draw:z-index="2"><draw:image xlink:href="Pictures/100002010000001000000010DAA94ED8.png" xlink:type="simple" xlink:show="embed" xlink:actuate="onLoad"/></draw:frame> <text:s/><text:span text:style-name="T7">Verkleinert auf volle Ausdehnung</text:span></text:p>
          </text:list-item>
          <text:list-item>
            <text:p text:style-name="P16"><text:span text:style-name="T7"><draw:frame draw:style-name="fr4" draw:name="Grafik76" text:anchor-type="as-char" svg:width="0.42cm" svg:height="0.42cm" draw:z-index="26"><draw:image xlink:href="Pictures/100002010000001200000012D7D971E9.png" xlink:type="simple" xlink:show="embed" xlink:actuate="onLoad"/></draw:frame></text:span><text:span text:style-name="T7"> <text:s/>Zentrieren</text:span></text:p>
          </text:list-item>
          <text:list-item>
            <text:p text:style-name="P17"><draw:frame draw:style-name="fr4" draw:name="Grafik30" text:anchor-type="as-char" svg:width="0.37cm" svg:height="0.37cm" draw:z-index="27"><draw:image xlink:href="Pictures/100002010000000E0000000E1F5A924A.png" xlink:type="simple" xlink:show="embed" xlink:actuate="onLoad"/></draw:frame><text:span text:style-name="T5"> <text:s/></text:span><text:span text:style-name="T8">Vergrößert auf Ebene </text:span></text:p>
          </text:list-item>
          <text:list-item>
            <text:p text:style-name="P16"><draw:frame draw:style-name="fr4" draw:name="Grafik8" text:anchor-type="as-char" svg:width="0.46cm" svg:height="0.4cm" draw:z-index="28"><draw:image xlink:href="Pictures/1000020100000016000000136AEE0285.png" xlink:type="simple" xlink:show="embed" xlink:actuate="onLoad"/></draw:frame> <text:span text:style-name="T7">Vergrößert auf selektiertes Objekt </text:span></text:p>
          </text:list-item>
          <text:list-item>
            <text:p text:style-name="P16"><draw:frame draw:style-name="fr4" draw:name="Grafik26" text:anchor-type="as-char" svg:width="0.45cm" svg:height="0.45cm" draw:z-index="29"><draw:image xlink:href="Pictures/10000201000000110000001186CDEEEB.png" xlink:type="simple" xlink:show="embed" xlink:actuate="onLoad"/></draw:frame> <text:s/><text:span text:style-name="T7">Vergrößert auf Koordinaten </text:span></text:p>
          </text:list-item>
          <text:list-item>
            <text:p text:style-name="P16"><draw:frame draw:style-name="fr4" draw:name="Grafik9" text:anchor-type="as-char" svg:width="0.423cm" svg:height="0.423cm" draw:z-index="3"><draw:image xlink:href="Pictures/10000201000000100000001078823DC2.png" xlink:type="simple" xlink:show="embed" xlink:actuate="onLoad"/></draw:frame> <text:s/><text:span text:style-name="T7">vorherige Ansicht</text:span></text:p>
          </text:list-item>
          <text:list-item>
            <text:p text:style-name="P16"><draw:frame draw:style-name="fr4" draw:name="Grafik10" text:anchor-type="as-char" svg:width="0.423cm" svg:height="0.423cm" draw:z-index="4"><draw:image xlink:href="Pictures/100002010000001000000010AE2715AE.png" xlink:type="simple" xlink:show="embed" xlink:actuate="onLoad"/></draw:frame> <text:s/><text:span text:style-name="T7">Ansicht erneut anzeigen </text:span></text:p>
          </text:list-item>
          <text:list-item>
            <text:p text:style-name="P16"><draw:frame draw:style-name="fr4" draw:name="Grafik11" text:anchor-type="as-char" svg:width="0.423cm" svg:height="0.423cm" draw:z-index="5"><draw:image xlink:href="Pictures/100002010000001000000010193A0F3D.png" xlink:type="simple" xlink:show="embed" xlink:actuate="onLoad"/></draw:frame> <text:s/><text:span text:style-name="T7">Fenster anordnen</text:span></text:p>
          </text:list-item>
          <text:list-item>
            <text:p text:style-name="P16"><draw:frame draw:style-name="fr4" draw:name="Grafik12" text:anchor-type="as-char" svg:width="0.423cm" svg:height="0.423cm" draw:z-index="6"><draw:image xlink:href="Pictures/100002010000001000000010673801AA.png" xlink:type="simple" xlink:show="embed" xlink:actuate="onLoad"/></draw:frame> <text:s/><text:span text:style-name="T7">Fenster schließen </text:span></text:p>
          </text:list-item>
          <text:list-item>
            <text:p text:style-name="P16"><draw:frame draw:style-name="fr4" draw:name="Grafik21" text:anchor-type="as-char" svg:width="0.397cm" svg:height="0.344cm" draw:z-index="30"><draw:image xlink:href="Pictures/100002010000000F0000000D81CE6221.png" xlink:type="simple" xlink:show="embed" xlink:actuate="onLoad"/></draw:frame><text:span text:style-name="T7"> <text:s text:c="2"/>Darstellung Ändern </text:span></text:p>
          </text:list-item>
          <text:list-item>
            <text:p text:style-name="P16"><draw:frame draw:style-name="fr4" draw:name="Grafik29" text:anchor-type="as-char" svg:width="0.423cm" svg:height="0.423cm" draw:z-index="7"><draw:image xlink:href="Pictures/1000020100000010000000109652E7C8.png" xlink:type="simple" xlink:show="embed" xlink:actuate="onLoad"/></draw:frame> <text:s/><text:span text:style-name="T7">Attribut Tabelle öffnen</text:span></text:p>
          </text:list-item>
          <text:list-item>
            <text:p text:style-name="P16"><text:span text:style-name="T7"><draw:frame draw:style-name="fr4" draw:name="Grafik33" text:anchor-type="as-char" svg:width="0.423cm" svg:height="0.397cm" draw:z-index="31"><draw:image xlink:href="Pictures/10000201000000100000000F621ABEA9.png" xlink:type="simple" xlink:show="embed" xlink:actuate="onLoad"/></draw:frame></text:span><text:span text:style-name="T7"> <text:s/>externes Programm starten</text:span></text:p>
          </text:list-item>
        </text:list>
        <text:p text:style-name="P1"/>
        <text:p text:style-name="P3">Bearbeiten</text:p>
        <text:list xml:id="list35404260" text:style-name="L2">
          <text:list-item>
            <text:p text:style-name="P19"><draw:frame draw:style-name="fr4" draw:name="Grafik13" text:anchor-type="as-char" svg:width="0.423cm" svg:height="0.423cm" draw:z-index="8"><draw:image xlink:href="Pictures/1000020100000010000000105FAD6226.png" xlink:type="simple" xlink:show="embed" xlink:actuate="onLoad"/></draw:frame> <text:s/>R<text:span text:style-name="T7">ückgängig </text:span></text:p>
          </text:list-item>
          <text:list-item>
            <text:p text:style-name="P19"><draw:frame draw:style-name="fr4" draw:name="Grafik14" text:anchor-type="as-char" svg:width="0.423cm" svg:height="0.423cm" draw:z-index="9"><draw:image xlink:href="Pictures/100002010000001000000010E268EF29.png" xlink:type="simple" xlink:show="embed" xlink:actuate="onLoad"/></draw:frame> <text:s/>W<text:span text:style-name="T7">iederholen </text:span></text:p>
            <text:p text:style-name="P10"/>
          </text:list-item>
          <text:list-item>
            <text:p text:style-name="P20"><draw:frame draw:style-name="fr4" draw:name="Grafik69" text:anchor-type="as-char" svg:width="0.423cm" svg:height="0.423cm" draw:z-index="32"><draw:image xlink:href="Pictures/10000201000000100000001089D3EF06.png" xlink:type="simple" xlink:show="embed" xlink:actuate="onLoad"/></draw:frame> <text:s/>O<text:span text:style-name="T7">bjekt selektieren </text:span></text:p>
          </text:list-item>
          <text:list-item>
            <text:p text:style-name="P10"><draw:frame draw:style-name="fr4" draw:name="Grafik71" text:anchor-type="as-char" svg:width="0.529cm" svg:height="0.45cm" draw:z-index="33"><draw:image xlink:href="Pictures/100002010000001400000011D03B6050.png" xlink:type="simple" xlink:show="embed" xlink:actuate="onLoad"/></draw:frame> Objekteigenschaften anzeigen </text:p>
            <text:p text:style-name="P10"><draw:frame draw:style-name="fr4" draw:name="Grafik25" text:anchor-type="as-char" svg:width="0.45cm" svg:height="0.397cm" draw:z-index="34"><draw:image xlink:href="Pictures/10000201000000110000000F9C32A322.png" xlink:type="simple" xlink:show="embed" xlink:actuate="onLoad"/></draw:frame> <text:s/>selektiertes Objekt in neue Ebene speichern </text:p>
            <text:p text:style-name="P10"/>
          </text:list-item>
          <text:list-item>
            <text:p text:style-name="P20"><draw:frame draw:style-name="fr4" draw:name="Grafik52" text:anchor-type="as-char" svg:width="0.397cm" svg:height="0.344cm" draw:z-index="35"><draw:image xlink:href="Pictures/100002010000000F0000000D969692E3.png" xlink:type="simple" xlink:show="embed" xlink:actuate="onLoad"/></draw:frame> <text:s/><text:span text:style-name="T7">ausgewählte Ebene exportieren </text:span></text:p>
          </text:list-item>
          <text:list-item>
            <text:p text:style-name="P10"><draw:frame draw:style-name="fr4" draw:name="Grafik50" text:anchor-type="as-char" svg:width="0.423cm" svg:height="0.37cm" draw:z-index="36"><draw:image xlink:href="Pictures/10000201000000100000000EBF3EB16A.png" xlink:type="simple" xlink:show="embed" xlink:actuate="onLoad"/></draw:frame> <text:s/>ausgewählte Ebene speichern </text:p>
          </text:list-item>
          <text:list-item>
            <text:p text:style-name="P10"><draw:frame draw:style-name="fr4" draw:name="Grafik53" text:anchor-type="as-char" svg:width="0.476cm" svg:height="0.423cm" draw:z-index="37"><draw:image xlink:href="Pictures/1000020100000012000000108B235278.png" xlink:type="simple" xlink:show="embed" xlink:actuate="onLoad"/></draw:frame> alle Ebenen speichern</text:p>
          </text:list-item>
        </text:list>
        <text:p text:style-name="P2"/>
        <text:list xml:id="list36535445" text:continue-numbering="true" text:style-name="L2">
          <text:list-item>
            <text:p text:style-name="P19"><draw:frame draw:style-name="fr4" draw:name="Grafik34" text:anchor-type="as-char" svg:width="0.423cm" svg:height="0.423cm" draw:z-index="10"><draw:image xlink:href="Pictures/10000201000000100000001063164E06.png" xlink:type="simple" xlink:show="embed" xlink:actuate="onLoad"/></draw:frame> <text:span text:style-name="T7"><text:s/>Kopieren </text:span></text:p>
          </text:list-item>
          <text:list-item>
            <text:p text:style-name="P19"><draw:frame draw:style-name="fr4" draw:name="Grafik74" text:anchor-type="as-char" svg:width="0.423cm" svg:height="0.423cm" draw:z-index="38"><draw:image xlink:href="Pictures/100002010000001000000010AB4560CD.png" xlink:type="simple" xlink:show="embed" xlink:actuate="onLoad"/></draw:frame><text:span text:style-name="T7"> <text:s/>Featu</text:span><text:span text:style-name="T8">re kopieren </text:span></text:p>
          </text:list-item>
          <text:list-item>
            <text:p text:style-name="P10"><draw:frame draw:style-name="fr4" draw:name="Grafik77" text:anchor-type="as-char" svg:width="0.45cm" svg:height="0.45cm" draw:z-index="39"><draw:image xlink:href="Pictures/100002010000001100000011455A3621.png" xlink:type="simple" xlink:show="embed" xlink:actuate="onLoad"/></draw:frame> Feature als wkt kopieren </text:p>
          </text:list-item>
          <text:list-item>
            <text:p text:style-name="P19"><draw:frame draw:style-name="fr4" draw:name="Grafik35" text:anchor-type="as-char" svg:width="0.476cm" svg:height="0.45cm" draw:z-index="40"><draw:image xlink:href="Pictures/10000201000000120000001100D46CF9.png" xlink:type="simple" xlink:show="embed" xlink:actuate="onLoad"/></draw:frame> F<text:span text:style-name="T8">eature einfügen </text:span></text:p>
          </text:list-item>
          <text:list-item>
            <text:p text:style-name="P10"><draw:frame draw:style-name="fr4" draw:name="Grafik73" text:anchor-type="as-char" svg:width="0.37cm" svg:height="0.45cm" draw:z-index="41"><draw:image xlink:href="Pictures/100002010000000E000000116E2CE03B.png" xlink:type="simple" xlink:show="embed" xlink:actuate="onLoad"/></draw:frame> <text:s text:c="2"/>Zwischenablage leeren</text:p>
            <text:p text:style-name="P7"/>
          </text:list-item>
          <text:list-item>
            <text:p text:style-name="P19"><draw:frame draw:style-name="fr4" draw:name="Grafik16" text:anchor-type="as-char" svg:width="0.423cm" svg:height="0.423cm" draw:z-index="11"><draw:image xlink:href="Pictures/10000201000000100000001036636B6F.png" xlink:type="simple" xlink:show="embed" xlink:actuate="onLoad"/></draw:frame> <text:s/>D<text:span text:style-name="T7">rucken </text:span></text:p>
          </text:list-item>
          <text:list-item>
            <text:p text:style-name="P18"><draw:frame draw:style-name="fr4" draw:name="Grafik17" text:anchor-type="as-char" svg:width="0.423cm" svg:height="0.423cm" draw:z-index="12"><draw:image xlink:href="Pictures/10000201000000100000001094A41907.png" xlink:type="simple" xlink:show="embed" xlink:actuate="onLoad"/></draw:frame><text:span text:style-name="T5"> <text:s/>Druckv</text:span><text:span text:style-name="T8">orlagen bearbeitenden </text:span></text:p>
          </text:list-item>
          <text:list-item>
            <text:p text:style-name="P10"><draw:frame draw:style-name="fr4" draw:name="Grafik70" text:anchor-type="as-char" svg:width="0.476cm" svg:height="0.503cm" draw:z-index="42"><draw:image xlink:href="Pictures/10000201000000120000001362C409D6.png" xlink:type="simple" xlink:show="embed" xlink:actuate="onLoad"/></draw:frame> <text:s/>iReport starten </text:p>
          </text:list-item>
        </text:list>
        <text:p text:style-name="P1"/>
        <text:p text:style-name="P1"/>
        <text:p text:style-name="P4">Kartenfenster</text:p>
        <text:list xml:id="list35393628" text:style-name="L3">
          <text:list-item>
            <text:p text:style-name="P25"><text:span text:style-name="T2"><draw:frame draw:style-name="fr4" draw:name="Grafik59" text:anchor-type="as-char" svg:width="0.42cm" svg:height="0.42cm" draw:z-index="43"><draw:image xlink:href="Pictures/10000201000000110000000ED4256B8C.png" xlink:type="simple" xlink:show="embed" xlink:actuate="onLoad"/></draw:frame></text:span><text:span text:style-name="T2"> <text:s/>Kartenfenster öffnen</text:span></text:p>
          </text:list-item>
          <text:list-item>
            <text:p text:style-name="P26"><draw:frame draw:style-name="fr4" draw:name="Grafik64" text:anchor-type="as-char" svg:width="0.423cm" svg:height="0.423cm" draw:z-index="44"><draw:image xlink:href="Pictures/100002010000001000000010BC16E9A1.png" xlink:type="simple" xlink:show="embed" xlink:actuate="onLoad"/></draw:frame> <text:span text:style-name="T2">Kartenfenster löschen </text:span></text:p>
          </text:list-item>
          <text:list-item>
            <text:p text:style-name="P25"><text:span text:style-name="T5"><draw:frame draw:style-name="fr4" draw:name="Grafik65" text:anchor-type="as-char" svg:width="0.423cm" svg:height="0.423cm" draw:z-index="45"><draw:image xlink:href="Pictures/100002010000001000000010E96E1805.png" xlink:type="simple" xlink:show="embed" xlink:actuate="onLoad"/></draw:frame></text:span><text:span text:style-name="T5"> </text:span><text:span text:style-name="T3">Kartenfenster neu anlegen</text:span></text:p>
          </text:list-item>
        </text:list>
        <text:list xml:id="list36523246" text:continue-list="list36535445" text:style-name="L2">
          <text:list-item>
            <text:p text:style-name="P18"><draw:frame draw:style-name="fr4" draw:name="Grafik32" text:anchor-type="as-char" svg:width="0.423cm" svg:height="0.423cm" draw:z-index="13"><draw:image xlink:href="Pictures/10000201000000100000001076B18DD2.png" xlink:type="simple" xlink:show="embed" xlink:actuate="onLoad"/></draw:frame><text:span text:style-name="T5"> </text:span><text:span text:style-name="T8">neues Projekt </text:span></text:p>
          </text:list-item>
          <text:list-item>
            <text:p text:style-name="P32"><draw:frame draw:style-name="fr4" draw:name="Grafik31" text:anchor-type="as-char" svg:width="0.423cm" svg:height="0.423cm" draw:z-index="14"><draw:image xlink:href="Pictures/100002010000001000000010B16254D5.png" xlink:type="simple" xlink:show="embed" xlink:actuate="onLoad"/></draw:frame> P<text:span text:style-name="T7">rojekt öffnen </text:span></text:p>
          </text:list-item>
          <text:list-item>
            <text:p text:style-name="P20"><draw:frame draw:style-name="fr4" draw:name="Grafik18" text:anchor-type="as-char" svg:width="0.423cm" svg:height="0.423cm" draw:z-index="15"><draw:image xlink:href="Pictures/100002010000001000000010515F11F8.png" xlink:type="simple" xlink:show="embed" xlink:actuate="onLoad"/></draw:frame> P<text:span text:style-name="T7">rojekt speichern </text:span></text:p>
          </text:list-item>
          <text:list-item>
            <text:p text:style-name="P20"><draw:frame draw:style-name="fr4" draw:name="Grafik51" text:anchor-type="as-char" svg:width="0.476cm" svg:height="0.423cm" draw:z-index="46"><draw:image xlink:href="Pictures/1000020100000012000000104F3563F5.png" xlink:type="simple" xlink:show="embed" xlink:actuate="onLoad"/></draw:frame> P<text:span text:style-name="T7">rojekt speichern als </text:span></text:p>
          </text:list-item>
          <text:list-item>
            <text:p text:style-name="P10"><draw:frame draw:style-name="fr4" draw:name="Grafik38" text:anchor-type="as-char" svg:width="0.45cm" svg:height="0.476cm" draw:z-index="47"><draw:image xlink:href="Pictures/1000020100000011000000126122C4C8.png" xlink:type="simple" xlink:show="embed" xlink:actuate="onLoad"/></draw:frame> Ebene aus Datei hinzufügen <text:s/></text:p>
          </text:list-item>
          <text:list-item>
            <text:p text:style-name="P19"><text:span text:style-name="T5"><draw:frame draw:style-name="fr4" draw:name="Grafik1" text:anchor-type="as-char" svg:width="0.423cm" svg:height="0.344cm" draw:z-index="48"><draw:image xlink:href="Pictures/10000201000000100000000D3E9B6198.png" xlink:type="simple" xlink:show="embed" xlink:actuate="onLoad"/></draw:frame></text:span><text:span text:style-name="T5"> <text:s/>N</text:span><text:span text:style-name="T8">eue Ebene h</text:span><text:span text:style-name="T7">inzufügen</text:span></text:p>
          </text:list-item>
        </text:list>
        <text:p text:style-name="P1"/>
        <text:p text:style-name="P1"/>
        <text:p text:style-name="P3">Add Layer Dialog </text:p>
        <text:list xml:id="list35385690" text:style-name="L4">
          <text:list-item>
            <text:p text:style-name="P28"><draw:frame draw:style-name="fr4" draw:name="Grafik45" text:anchor-type="as-char" svg:width="0.45cm" svg:height="0.476cm" draw:z-index="49"><draw:image xlink:href="Pictures/1000020100000011000000127A92E0F8.png" xlink:type="simple" xlink:show="embed" xlink:actuate="onLoad"/></draw:frame> <text:span text:style-name="T3">Vektordaten aus Datei </text:span></text:p>
          </text:list-item>
          <text:list-item>
            <text:p text:style-name="P11"><draw:frame draw:style-name="fr4" draw:name="Grafik44" text:anchor-type="as-char" svg:width="0.423cm" svg:height="0.423cm" draw:z-index="50"><draw:image xlink:href="Pictures/100002010000001000000010B27332BC.png" xlink:type="simple" xlink:show="embed" xlink:actuate="onLoad"/></draw:frame> <text:s text:c="3"/>wfs</text:p>
          </text:list-item>
          <text:list-item>
            <text:p text:style-name="P27"><draw:frame draw:style-name="fr4" draw:name="Grafik54" text:anchor-type="as-char" svg:width="0.423cm" svg:height="0.423cm" draw:z-index="51"><draw:image xlink:href="Pictures/100002010000001000000010A1F4E007.png" xlink:type="simple" xlink:show="embed" xlink:actuate="onLoad"/></draw:frame> <text:span text:style-name="T2">Rasterdaten aus Datei </text:span></text:p>
          </text:list-item>
          <text:list-item>
            <text:p text:style-name="P11"><draw:frame draw:style-name="fr4" draw:name="Grafik40" text:anchor-type="as-char" svg:width="0.423cm" svg:height="0.423cm" draw:z-index="52"><draw:image xlink:href="Pictures/100002010000001000000010CB23C606.png" xlink:type="simple" xlink:show="embed" xlink:actuate="onLoad"/></draw:frame> <text:s text:c="2"/>wms</text:p>
          </text:list-item>
        </text:list>
        <text:p text:style-name="P2"/>
        <text:p text:style-name="P3">Werkzeuge</text:p>
        <text:list xml:id="list36531738" text:continue-list="list35390209" text:style-name="L1">
          <text:list-item>
            <text:p text:style-name="P16"><draw:frame draw:style-name="fr4" draw:name="Grafik24" text:anchor-type="as-char" svg:width="0.423cm" svg:height="0.423cm" draw:z-index="16"><draw:image xlink:href="Pictures/100002010000001000000010EF5EBDFF.png" xlink:type="simple" xlink:show="embed" xlink:actuate="onLoad"/></draw:frame><text:span text:style-name="T5"> H</text:span><text:span text:style-name="T8">yperlink öffnen </text:span></text:p>
          </text:list-item>
          <text:list-item>
            <text:p text:style-name="P21"><draw:frame draw:style-name="fr4" draw:name="Grafik22" text:anchor-type="as-char" svg:width="0.423cm" svg:height="0.423cm" draw:z-index="17"><draw:image xlink:href="Pictures/1000020100000010000000109F781511.png" xlink:type="simple" xlink:show="embed" xlink:actuate="onLoad"/></draw:frame> <text:span text:style-name="T7">Bilder hinzufügen (mit wld Datei)</text:span></text:p>
          </text:list-item>
          <text:list-item>
            <text:p text:style-name="P21"><draw:frame draw:style-name="fr4" draw:name="Grafik23" text:anchor-type="as-char" svg:width="0.423cm" svg:height="0.423cm" draw:z-index="18"><draw:image xlink:href="Pictures/100002010000001000000010B8F4D242.png" xlink:type="simple" xlink:show="embed" xlink:actuate="onLoad"/></draw:frame> <text:span text:style-name="T7">Bildverweis</text:span></text:p>
          </text:list-item>
          <text:list-item>
            <text:p text:style-name="P21"><draw:frame draw:style-name="fr4" draw:name="Grafik27" text:anchor-type="as-char" svg:width="0.476cm" svg:height="0.45cm" draw:z-index="53"><draw:image xlink:href="Pictures/1000020100000012000000117815E807.png" xlink:type="simple" xlink:show="embed" xlink:actuate="onLoad"/></draw:frame> <text:span text:style-name="T7">Entfernung messen</text:span></text:p>
          </text:list-item>
          <text:list-item>
            <text:p text:style-name="P21"><draw:frame draw:style-name="fr4" draw:name="Grafik28" text:anchor-type="as-char" svg:width="0.476cm" svg:height="0.476cm" draw:z-index="54"><draw:image xlink:href="Pictures/100002010000001200000012553EED79.png" xlink:type="simple" xlink:show="embed" xlink:actuate="onLoad"/></draw:frame> <text:span text:style-name="T7">Fläche messen </text:span></text:p>
          </text:list-item>
          <text:list-item>
            <text:p text:style-name="P12"><draw:frame draw:style-name="fr4" draw:name="Grafik39" text:anchor-type="as-char" svg:width="0.423cm" svg:height="0.423cm" draw:z-index="19"><draw:image xlink:href="Pictures/1000020100000010000000106CC24B41.png" xlink:type="simple" xlink:show="embed" xlink:actuate="onLoad"/></draw:frame> Fläche oder Länge hinzufügen</text:p>
          </text:list-item>
          <text:list-item>
            <text:p text:style-name="P33"><draw:frame draw:style-name="fr4" draw:name="Grafik3" text:anchor-type="as-char" svg:width="0.42cm" svg:height="0.42cm" draw:z-index="55"><draw:image xlink:href="Pictures/10000201000000130000001327423C1E.png" xlink:type="simple" xlink:show="embed" xlink:actuate="onLoad"/></draw:frame> Puffer </text:p>
          </text:list-item>
          <text:list-item>
            <text:p text:style-name="P33"><draw:frame draw:style-name="fr4" draw:name="Grafik63" text:anchor-type="as-char" svg:width="0.42cm" svg:height="0.42cm" draw:z-index="57"><draw:image xlink:href="Pictures/100002010000000E0000000E84E12D12.png" xlink:type="simple" xlink:show="embed" xlink:actuate="onLoad"/></draw:frame> <text:s/>wps Puffer</text:p>
          </text:list-item>
          <text:list-item>
            <text:p text:style-name="P14"><text:span text:style-name="T5"><draw:frame draw:style-name="fr4" draw:name="Grafik48" text:anchor-type="as-char" svg:width="0.423cm" svg:height="0.423cm" draw:z-index="58"><draw:image xlink:href="Pictures/100002010000001000000010D5AFAA3C.png" xlink:type="simple" xlink:show="embed" xlink:actuate="onLoad"/></draw:frame></text:span><text:span text:style-name="T5"> <text:s/>Verschneidung</text:span></text:p>
          </text:list-item>
          <text:list-item>
            <text:p text:style-name="P12"><draw:frame draw:style-name="fr4" draw:name="Grafik79" text:anchor-type="as-char" svg:width="0.49cm" svg:height="0.42cm" draw:z-index="59"><draw:image xlink:href="Pictures/100002010000001600000013C3E7C62B.png" xlink:type="simple" xlink:show="embed" xlink:actuate="onLoad"/></draw:frame> Objekt Statistik anzeigen </text:p>
          </text:list-item>
          <text:list-item>
            <text:p text:style-name="P16"><draw:frame draw:style-name="fr4" draw:name="Grafik20" text:anchor-type="as-char" svg:width="0.423cm" svg:height="0.344cm" draw:z-index="60"><draw:image xlink:href="Pictures/10000201000000100000000D2C0C8D3C.png" xlink:type="simple" xlink:show="embed" xlink:actuate="onLoad"/></draw:frame> <text:s/>D<text:span text:style-name="T7">igitizer öffnen</text:span></text:p>
          </text:list-item>
          <text:list-item>
            <text:p text:style-name="P21"><draw:frame draw:style-name="fr4" draw:name="Grafik62" text:anchor-type="as-char" svg:width="0.423cm" svg:height="0.423cm" draw:z-index="61"><draw:image xlink:href="Pictures/10000201000000100000001053F0071A.png" xlink:type="simple" xlink:show="embed" xlink:actuate="onLoad"/></draw:frame> <text:span text:style-name="T7">style editor öffnen</text:span></text:p>
          </text:list-item>
        </text:list>
        <text:p text:style-name="P1"/>
        <text:p text:style-name="P1"/>
        <text:p text:style-name="P3">Allgemein </text:p>
        <text:list xml:id="list35414060" text:style-name="L5">
          <text:list-item>
            <text:p text:style-name="P24"><draw:frame draw:style-name="fr4" draw:name="Grafik36" text:anchor-type="as-char" svg:width="0.423cm" svg:height="0.423cm" draw:z-index="20"><draw:image xlink:href="Pictures/100002010000001000000010972C5C36.png" xlink:type="simple" xlink:show="embed" xlink:actuate="onLoad"/></draw:frame> <text:s/><text:span text:style-name="T7">ok </text:span></text:p>
          </text:list-item>
          <text:list-item>
            <text:p text:style-name="P24"><draw:frame draw:style-name="fr4" draw:name="Grafik55" text:anchor-type="as-char" svg:width="0.423cm" svg:height="0.45cm" draw:z-index="62"><draw:image xlink:href="Pictures/10000201000000100000001157677AF0.png" xlink:type="simple" xlink:show="embed" xlink:actuate="onLoad"/></draw:frame> <text:s/><text:span text:style-name="T7">abbrechen </text:span></text:p>
          </text:list-item>
          <text:list-item>
            <text:p text:style-name="P24"><draw:frame draw:style-name="fr4" draw:name="Grafik41" text:anchor-type="as-char" svg:width="0.423cm" svg:height="0.423cm" draw:z-index="72"><draw:image xlink:href="Pictures/100002010000001000000010312DB41E.png" xlink:type="simple" xlink:show="embed" xlink:actuate="onLoad"/></draw:frame> <text:s/><text:span text:style-name="T7">hilfe </text:span></text:p>
          </text:list-item>
        </text:list>
        <text:p text:style-name="P1"/>
        <text:p text:style-name="P1"/>
        <text:p text:style-name="P3">Kontextmenü/InfoPane LayerTree</text:p>
        <text:list xml:id="list36529331" text:continue-numbering="true" text:style-name="L5">
          <text:list-item>
            <text:p text:style-name="P13"><draw:frame draw:style-name="fr4" draw:name="Grafik19" text:anchor-type="as-char" svg:width="0.423cm" svg:height="0.344cm" draw:z-index="73"><draw:image xlink:href="Pictures/10000201000000100000000DDC85C55E.png" xlink:type="simple" xlink:show="embed" xlink:actuate="onLoad"/></draw:frame> Ebene entfernen</text:p>
          </text:list-item>
          <text:list-item>
            <text:p text:style-name="P15"><draw:frame draw:style-name="fr4" draw:name="Grafik4" text:anchor-type="as-char" svg:width="0.556cm" svg:height="0.503cm" draw:z-index="21"><draw:image xlink:href="Pictures/100002010000001500000013C738A6BF.png" xlink:type="simple" xlink:show="embed" xlink:actuate="onLoad"/></draw:frame><text:span text:style-name="T5"> <text:s/>Ebenengruppe hinzufügen</text:span></text:p>
          </text:list-item>
          <text:list-item>
            <text:p text:style-name="P24"><draw:frame draw:style-name="fr4" draw:name="Grafik42" text:anchor-type="as-char" svg:width="0.476cm" svg:height="0.318cm" draw:z-index="63"><draw:image xlink:href="Pictures/10000201000000120000000C1763F8E6.png" xlink:type="simple" xlink:show="embed" xlink:actuate="onLoad"/></draw:frame> <text:s/><text:span text:style-name="T7">Ebene umbenennen</text:span></text:p>
          </text:list-item>
          <text:list-item>
            <text:p text:style-name="P24"><draw:frame draw:style-name="fr4" draw:name="Grafik2" text:anchor-type="as-char" svg:width="0.476cm" svg:height="0.423cm" draw:z-index="64"><draw:image xlink:href="Pictures/100002010000001200000010F5728B8A.png" xlink:type="simple" xlink:show="embed" xlink:actuate="onLoad"/></draw:frame> <draw:frame draw:style-name="fr4" draw:name="Grafik43" text:anchor-type="as-char" svg:width="0.423cm" svg:height="0.423cm" draw:z-index="65"><draw:image xlink:href="Pictures/100002010000001000000010A3069F5E.png" xlink:type="simple" xlink:show="embed" xlink:actuate="onLoad"/></draw:frame> <text:span text:style-name="T7">Eben</text:span><text:span text:style-name="T8">e sichtbar</text:span></text:p>
          </text:list-item>
          <text:list-item>
            <text:p text:style-name="P22"><text:span text:style-name="T7"><draw:frame draw:style-name="fr4" draw:name="Grafik60" text:anchor-type="as-char" svg:width="0.423cm" svg:height="0.423cm" draw:z-index="66"><draw:image xlink:href="Pictures/100002010000001000000010A12EA47F.png" xlink:type="simple" xlink:show="embed" xlink:actuate="onLoad"/></draw:frame></text:span><text:span text:style-name="T7"> </text:span><text:span text:style-name="T7"><draw:frame draw:style-name="fr4" draw:name="Grafik57" text:anchor-type="as-char" svg:width="0.423cm" svg:height="0.423cm" draw:z-index="71"><draw:image xlink:href="Pictures/10000201000000100000001019F9FD73.png" xlink:type="simple" xlink:show="embed" xlink:actuate="onLoad"/></draw:frame></text:span><text:span text:style-name="T7"> Ebene abfragbar</text:span></text:p>
          </text:list-item>
          <text:list-item>
            <text:p text:style-name="P24"><text:span text:style-name="T5"><draw:frame draw:style-name="fr2" draw:name="Grafik49" text:anchor-type="as-char" svg:y="-0.402cm" svg:width="0.397cm" svg:height="0.404cm" draw:z-index="22"><draw:image xlink:href="Pictures/100002010000000F0000000E6B40C872.png" xlink:type="simple" xlink:show="embed" xlink:actuate="onLoad"/></draw:frame></text:span><text:span text:style-name="T5"> </text:span><text:span text:style-name="T5"><text:s/></text:span><text:span text:style-name="T8">Ebene edit</text:span><text:span text:style-name="T7">ierba</text:span><text:span text:style-name="T8">r</text:span></text:p>
          </text:list-item>
          <text:list-item>
            <text:p text:style-name="P13"><draw:frame draw:style-name="fr4" draw:name="Grafik37" text:anchor-type="as-char" svg:width="0.609cm" svg:height="0.423cm" draw:z-index="56"><draw:image xlink:href="Pictures/100002010000001700000010EF6A03E4.png" xlink:type="simple" xlink:show="embed" xlink:actuate="onLoad"/></draw:frame> <text:s/>Ebenen Information </text:p>
          </text:list-item>
        </text:list>
        <text:p text:style-name="P2"/>
        <text:list xml:id="list36537253" text:continue-numbering="true" text:style-name="L5">
          <text:list-header>
            <text:p text:style-name="P13"/>
          </text:list-header>
        </text:list>
        <text:p text:style-name="P1"/>
        <text:p text:style-name="P3">Buttons innerhalb des style editors </text:p>
        <text:list xml:id="list35414421" text:style-name="L6">
          <text:list-item>
            <text:p text:style-name="P29"><text:span text:style-name="T2"><draw:frame draw:style-name="fr4" draw:name="Grafik46" text:anchor-type="as-char" svg:width="0.423cm" svg:height="0.423cm" draw:z-index="23"><draw:image xlink:href="Pictures/1000020100000010000000108AC859A1.png" xlink:type="simple" xlink:show="embed" xlink:actuate="onLoad"/></draw:frame></text:span><text:span text:style-name="T2"> <text:s text:c="2"/></text:span><text:span text:style-name="T2"><draw:frame draw:style-name="fr4" draw:name="Grafik47" text:anchor-type="as-char" svg:width="0.423cm" svg:height="0.423cm" draw:z-index="24"><draw:image xlink:href="Pictures/100002010000001000000010E41F3D49.png" xlink:type="simple" xlink:show="embed" xlink:actuate="onLoad"/></draw:frame></text:span><text:span text:style-name="T2"> <text:s/>aktiver/inaktiver </text:span><text:span text:style-name="T3">Reiter innerhalb des Editors </text:span></text:p>
          </text:list-item>
          <text:list-item>
            <text:p text:style-name="P29"><text:span text:style-name="T6"><draw:frame draw:style-name="fr4" draw:name="Grafik56" text:anchor-type="as-char" svg:width="0.423cm" svg:height="0.423cm" draw:z-index="74"><draw:image xlink:href="Pictures/10000201000000100000001045013018.png" xlink:type="simple" xlink:show="embed" xlink:actuate="onLoad"/></draw:frame></text:span><text:span text:style-name="T6"> </text:span><text:span text:style-name="T3"><draw:frame draw:style-name="fr4" draw:name="Grafik58" text:anchor-type="as-char" svg:width="0.423cm" svg:height="0.423cm" draw:z-index="75"><draw:image xlink:href="Pictures/100002010000001000000010FE5D726C.png" xlink:type="simple" xlink:show="embed" xlink:actuate="onLoad"/></draw:frame></text:span><text:span text:style-name="T3"> <text:s/></text:span><text:span text:style-name="T3"><draw:frame draw:style-name="fr4" draw:name="Grafik82" text:anchor-type="as-char" svg:width="0.423cm" svg:height="0.423cm" draw:z-index="76"><draw:image xlink:href="Pictures/1000020100000010000000105CCFAFB1.png" xlink:type="simple" xlink:show="embed" xlink:actuate="onLoad"/></draw:frame></text:span><text:span text:style-name="T3"> Regel entfernen/hinzufügen/bearbeiten</text:span></text:p>
          </text:list-item>
          <text:list-item>
            <text:p text:style-name="P29"><text:span text:style-name="T3"><draw:frame draw:style-name="fr4" draw:name="Grafik80" text:anchor-type="as-char" svg:width="0.423cm" svg:height="0.423cm" draw:z-index="77"><draw:image xlink:href="Pictures/10000201000000100000001074F71B8D.png" xlink:type="simple" xlink:show="embed" xlink:actuate="onLoad"/></draw:frame></text:span><text:span text:style-name="T3"> <text:s text:c="2"/></text:span><text:span text:style-name="T3"><draw:frame draw:style-name="fr4" draw:name="Grafik81" text:anchor-type="as-char" svg:width="0.423cm" svg:height="0.423cm" draw:z-index="78"><draw:image xlink:href="Pictures/1000020100000010000000100927AB67.png" xlink:type="simple" xlink:show="embed" xlink:actuate="onLoad"/></draw:frame></text:span><text:span text:style-name="T3"> <text:s text:c="2"/>Style exportieren/importieren</text:span></text:p>
          </text:list-item>
          <text:list-item>
            <text:p text:style-name="P29"><text:span text:style-name="T3"><draw:frame draw:style-name="fr4" draw:name="Grafik83" text:anchor-type="as-char" svg:width="0.423cm" svg:height="0.423cm" draw:z-index="80"><draw:image xlink:href="Pictures/1000020100000010000000109B48CD3E.png" xlink:type="simple" xlink:show="embed" xlink:actuate="onLoad"/></draw:frame></text:span><text:span text:style-name="T3"> <text:s text:c="2"/></text:span><text:span text:style-name="T3"><draw:frame draw:style-name="fr4" draw:name="Grafik84" text:anchor-type="as-char" svg:width="0.423cm" svg:height="0.423cm" draw:z-index="81"><draw:image xlink:href="Pictures/10000201000000100000001014644CFE.png" xlink:type="simple" xlink:show="embed" xlink:actuate="onLoad"/></draw:frame></text:span><text:span text:style-name="T3"> <text:s text:c="2"/>Zeile hinzufügen/entfernen</text:span></text:p>
          </text:list-item>
        </text:list>
        <text:p text:style-name="P1"><text:s text:c="2"/></text:p>
        <text:p text:style-name="P1"/>
        <text:p text:style-name="P3">Bookmarks</text:p>
        <text:list xml:id="list35400252" text:style-name="L7">
          <text:list-item>
            <text:p text:style-name="P30"><text:span text:style-name="T1"><draw:frame draw:style-name="fr4" draw:name="Grafik66" text:anchor-type="as-char" svg:width="0.423cm" svg:height="0.423cm" draw:z-index="67"><draw:image xlink:href="Pictures/10000201000000100000001069639321.png" xlink:type="simple" xlink:show="embed" xlink:actuate="onLoad"/></draw:frame></text:span><text:span text:style-name="T1"> <text:s/>Lesezeichenverwaltung öffnen</text:span></text:p>
          </text:list-item>
          <text:list-item>
            <text:p text:style-name="P30"><text:span text:style-name="T2"><draw:frame draw:style-name="fr4" draw:name="Grafik67" text:anchor-type="as-char" svg:width="0.423cm" svg:height="0.423cm" draw:z-index="68"><draw:image xlink:href="Pictures/10000201000000100000001046E2E6DB.png" xlink:type="simple" xlink:show="embed" xlink:actuate="onLoad"/></draw:frame></text:span><text:span text:style-name="T2"> <text:s/></text:span><text:span text:style-name="T2"><draw:frame draw:style-name="fr4" draw:name="Grafik68" text:anchor-type="as-char" svg:width="0.423cm" svg:height="0.423cm" draw:z-index="82"><draw:image xlink:href="Pictures/100002010000001000000010BC6F0D83.png" xlink:type="simple" xlink:show="embed" xlink:actuate="onLoad"/></draw:frame></text:span><text:span text:style-name="T2"> Lesezeichen hinzufügen/löschen</text:span></text:p>
          </text:list-item>
          <text:list-item>
            <text:p text:style-name="P30"><text:span text:style-name="T2"><draw:frame draw:style-name="fr4" draw:name="Grafik72" text:anchor-type="as-char" svg:width="0.423cm" svg:height="0.423cm" draw:z-index="69"><draw:image xlink:href="Pictures/1000020100000010000000109AD3F33C.png" xlink:type="simple" xlink:show="embed" xlink:actuate="onLoad"/></draw:frame></text:span><text:span text:style-name="T2"> <text:s/></text:span><text:span text:style-name="T2"><draw:frame draw:style-name="fr4" draw:name="Grafik75" text:anchor-type="as-char" svg:width="0.423cm" svg:height="0.423cm" draw:z-index="79"><draw:image xlink:href="Pictures/100002010000001000000010CE543DF4.png" xlink:type="simple" xlink:show="embed" xlink:actuate="onLoad"/></draw:frame></text:span><text:span text:style-name="T2"> Lesezeichen exportieren/importieren</text:span></text:p>
          </text:list-item>
          <text:list-item>
            <text:p text:style-name="P30"><text:span text:style-name="T2"><draw:frame draw:style-name="fr4" draw:name="Grafik78" text:anchor-type="as-char" svg:width="0.423cm" svg:height="0.423cm" draw:z-index="70"><draw:image xlink:href="Pictures/1000020100000010000000108B930972.png" xlink:type="simple" xlink:show="embed" xlink:actuate="onLoad"/></draw:frame></text:span><text:span text:style-name="T2"> <text:s/>Lesezeichen anzeigen</text:span></text:p>
            <text:p text:style-name="P8"/>
          </text:list-item>
        </text:list>
        <text:p text:style-name="P1"/>
        <text:p text:style-name="P1"/>
        <text:p text:style-name="P3"><text:soft-page-break/>Innerhalb der Attributtabelle</text:p>
        <text:list xml:id="list35391072" text:style-name="L8">
          <text:list-item>
            <text:p text:style-name="P31"><text:span text:style-name="T4"><draw:frame draw:style-name="fr4" draw:name="Grafik85" text:anchor-type="as-char" svg:width="0.423cm" svg:height="0.423cm" draw:z-index="83"><draw:image xlink:href="Pictures/10000201000000100000001063164E06.png" xlink:type="simple" xlink:show="embed" xlink:actuate="onLoad"/></draw:frame></text:span><text:span text:style-name="T4"> <text:s/>markierte Zeile kopieren</text:span></text:p>
          </text:list-item>
          <text:list-item>
            <text:p text:style-name="P31"><text:span text:style-name="T4"><draw:frame draw:style-name="fr4" draw:name="Grafik86" text:anchor-type="as-char" svg:width="0.423cm" svg:height="0.423cm" draw:z-index="84"><draw:image xlink:href="Pictures/1000020000000010000000101743B2B0.gif" xlink:type="simple" xlink:show="embed" xlink:actuate="onLoad"/></draw:frame></text:span><text:span text:style-name="T4"> <text:s/>alle Zeilen kopieren</text:span></text:p>
          </text:list-item>
          <text:list-item>
            <text:p text:style-name="P31"><text:span text:style-name="T4"><draw:frame draw:style-name="fr4" draw:name="Grafik61" text:anchor-type="as-char" svg:width="0.423cm" svg:height="0.423cm" draw:z-index="85"><draw:image xlink:href="Pictures/100002010000001000000010BB07D553.png" xlink:type="simple" xlink:show="embed" xlink:actuate="onLoad"/></draw:frame></text:span><text:span text:style-name="T4"> <text:s/>zu markierten Objekten zoomen </text:span>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9T19:28:35.53</meta:creation-date>
    <dc:date>2010-01-19T16:42:06.51</dc:date>
    <meta:editing-duration>PT26H25M36S</meta:editing-duration>
    <meta:editing-cycles>28</meta:editing-cycles>
    <meta:generator>OpenOffice.org/3.0$Win32 OpenOffice.org_project/300m15$Build-9379</meta:generator>
    <dc:creator>Anne Loos</dc:creator>
    <meta:document-statistic meta:table-count="0" meta:image-count="86" meta:object-count="0" meta:page-count="2" meta:paragraph-count="88" meta:word-count="273" meta:character-count="2046"/>
    <meta:user-defined meta:name="Info 1"/>
    <meta:user-defined meta:name="Info 2"/>
    <meta:user-defined meta:name="Info 3"/>
    <meta:user-defined meta:name="Info 4"/>
  </office:meta>
</office:document-meta>
</file>